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90000099C000038BD3C835811.svm"/>
  <manifest:file-entry manifest:media-type="image/png" manifest:full-path="Pictures/100002010000016300000050DAFB9A08.png"/>
  <manifest:file-entry manifest:media-type="image/png" manifest:full-path="Pictures/10000000000009500000023832C36E1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, sans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4.868cm"/>
    </style:style>
    <style:style style:name="Tabla2.B" style:family="table-column">
      <style:table-column-properties style:column-width="12.144cm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B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2.434cm"/>
    </style:style>
    <style:style style:name="Tabla3.B" style:family="table-column">
      <style:table-column-properties style:column-width="3.678cm"/>
    </style:style>
    <style:style style:name="Tabla3.C" style:family="table-column">
      <style:table-column-properties style:column-width="4.438cm"/>
    </style:style>
    <style:style style:name="Tabla3.D" style:family="table-column">
      <style:table-column-properties style:column-width="1.556cm"/>
    </style:style>
    <style:style style:name="Tabla3.E" style:family="table-column">
      <style:table-column-properties style:column-width="4.907cm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E1" style:family="table-cell">
      <style:table-cell-properties fo:padding="0.097cm" fo:border="0.002cm solid #000000"/>
    </style:style>
    <style:style style:name="Tabla3.B2" style:family="table-cell">
      <style:table-cell-properties fo:padding="0.097cm" fo:border-left="0.002cm solid #000000" fo:border-right="none" fo:border-top="none" fo:border-bottom="0.002cm solid #000000"/>
    </style:style>
    <style:style style:name="Tabla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819cm" style:rel-column-width="7010*"/>
    </style:style>
    <style:style style:name="Tabla4.B" style:family="table-column">
      <style:table-column-properties style:column-width="1.655cm" style:rel-column-width="6378*"/>
    </style:style>
    <style:style style:name="Tabla4.C" style:family="table-column">
      <style:table-column-properties style:column-width="8.565cm" style:rel-column-width="33019*"/>
    </style:style>
    <style:style style:name="Tabla4.D" style:family="table-column">
      <style:table-column-properties style:column-width="4.962cm" style:rel-column-width="19128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2" style:family="table-row">
      <style:table-row-properties style:min-row-height="0.667cm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.852cm" style:rel-column-width="7139*"/>
    </style:style>
    <style:style style:name="Tabla5.B" style:family="table-column">
      <style:table-column-properties style:column-width="7.408cm" style:rel-column-width="28558*"/>
    </style:style>
    <style:style style:name="Tabla5.C" style:family="table-column">
      <style:table-column-properties style:column-width="7.74cm" style:rel-column-width="29838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Tahoma" fo:font-size="10pt" style:font-size-asian="10.5pt"/>
    </style:style>
    <style:style style:name="P2" style:family="paragraph" style:parent-style-name="Tabla_20_contenidos_20_nivel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Tabla_20_contenidos_20_nivel2">
      <style:paragraph-properties>
        <style:tab-stops>
          <style:tab-stop style:position="16.801cm" style:type="right" style:leader-style="dotted" style:leader-text="."/>
        </style:tab-stops>
      </style:paragraph-properties>
    </style:style>
    <style:style style:name="P4" style:family="paragraph" style:parent-style-name="Standard">
      <style:text-properties style:text-position="0% 100%"/>
    </style:style>
    <style:style style:name="P5" style:family="paragraph" style:parent-style-name="CuerpoTabla">
      <style:paragraph-properties fo:margin-left="0cm" fo:margin-right="0cm" fo:text-indent="0cm" style:auto-text-indent="false"/>
    </style:style>
    <style:style style:name="P6" style:family="paragraph" style:parent-style-name="TituloDemostrativo" style:master-page-name="PortadaDemostrativos">
      <style:paragraph-properties style:page-number="auto"/>
    </style:style>
    <style:style style:name="P7" style:family="paragraph" style:parent-style-name="TablaContenidosDemostrativo" style:master-page-name="Pagina">
      <style:paragraph-properties style:page-number="auto"/>
    </style:style>
    <style:style style:name="P8" style:family="paragraph" style:parent-style-name="Nivel1" style:master-page-name="Pagina">
      <style:paragraph-properties style:page-number="auto"/>
    </style:style>
    <style:style style:name="P9" style:family="paragraph" style:parent-style-name="Textos" style:master-page-name="Pagina">
      <style:paragraph-properties style:page-number="auto"/>
    </style:style>
    <style:style style:name="T1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2" style:family="text">
      <style:text-properties fo:font-variant="normal" fo:text-transform="none" fo:color="#000000" style:text-position="0% 100%" style:font-name="Times New Roman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text-position="0% 100%" style:font-name="Tahoma2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style:text-position="0% 100%" style:font-name="Tahoma2" fo:font-size="10pt" fo:letter-spacing="normal" fo:font-style="normal" fo:font-weight="normal" style:font-size-asian="10pt" style:font-size-complex="1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position="super 58%" fo:font-weight="bold" style:font-weight-asian="bold" style:font-weight-complex="bold"/>
    </style:style>
    <style:style style:name="T9" style:family="text">
      <style:text-properties style:text-position="0% 100%"/>
    </style:style>
    <style:style style:name="T10" style:family="text">
      <style:text-properties style:text-position="0% 100%" fo:font-weight="bold" style:font-weight-asian="bold" style:font-weight-complex="bold"/>
    </style:style>
    <style:style style:name="T11" style:family="text">
      <style:text-properties style:text-position="0% 100%" style:font-name="Times New Roman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studio del cálculo de energía y calor disipado.</text:p>
      <text:p text:style-name="Standard"/>
      <text:p text:style-name="SubtituloPortadaYDemostrativos">Tipo de documento: documento técnico</text:p>
      <text:p text:style-name="SubtituloPortadaYDemostrativos">28/11/13</text:p>
      <text:p text:style-name="SubtituloPortadaYDemostrativos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ituloColumnaTabla">Identificador del documento:</text:p>
          </table:table-cell>
          <table:table-cell table:style-name="Tabla2.B1" office:value-type="string">
            <text:p text:style-name="P5"><text:span text:style-name="T1">T2.0.1.2</text:span></text:p>
          </table:table-cell>
        </table:table-row>
        <table:table-row>
          <table:table-cell table:style-name="Tabla2.A2" office:value-type="string">
            <text:p text:style-name="TituloColumnaTabla">Fecha:</text:p>
          </table:table-cell>
          <table:table-cell table:style-name="Tabla2.B2" office:value-type="string">
            <text:p text:style-name="CuerpoTabla">28/11/2013</text:p>
          </table:table-cell>
        </table:table-row>
        <table:table-row>
          <table:table-cell table:style-name="Tabla2.A2" office:value-type="string">
            <text:p text:style-name="TituloColumnaTabla">Actividad:</text:p>
          </table:table-cell>
          <table:table-cell table:style-name="Tabla2.B2" office:value-type="string">
            <text:p text:style-name="P5"><text:span text:style-name="T1">T2.0.1.2</text:span> </text:p>
          </table:table-cell>
        </table:table-row>
        <table:table-row>
          <table:table-cell table:style-name="Tabla2.A2" office:value-type="string">
            <text:p text:style-name="TituloColumnaTabla">Estado del documento:</text:p>
          </table:table-cell>
          <table:table-cell table:style-name="Tabla2.B2" office:value-type="string">
            <text:p text:style-name="CuerpoTabla">Completo</text:p>
          </table:table-cell>
        </table:table-row>
        <table:table-row>
          <table:table-cell table:style-name="Tabla2.A2" office:value-type="string">
            <text:p text:style-name="TituloColumnaTabla">Enlace del documento:</text:p>
          </table:table-cell>
          <table:table-cell table:style-name="Tabla2.B2" office:value-type="string">
            <text:p text:style-name="CuerpoTabla"/>
          </table:table-cell>
        </table:table-row>
      </table:table>
      <text:p text:style-name="Textos"/>
      <text:p text:style-name="Textos">Abstract:</text:p>
      <text:p text:style-name="Textos"/>
      <text:p text:style-name="P9">Datos de la entrega: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"/>
          </table:table-cell>
          <table:table-cell table:style-name="Tabla3.B1" office:value-type="string">
            <text:p text:style-name="TituloColumnaTabla">Nombre</text:p>
          </table:table-cell>
          <table:table-cell table:style-name="Tabla3.B1" office:value-type="string">
            <text:p text:style-name="TituloColumnaTabla">Compañia / Actividad</text:p>
          </table:table-cell>
          <table:table-cell table:style-name="Tabla3.B1" office:value-type="string">
            <text:p text:style-name="TituloColumnaTabla">Fecha</text:p>
          </table:table-cell>
          <table:table-cell table:style-name="Tabla3.E1" office:value-type="string">
            <text:p text:style-name="TituloColumnaTabla">Firma</text:p>
          </table:table-cell>
        </table:table-row>
        <table:table-row>
          <table:table-cell table:style-name="Tabla3.B1" office:value-type="string">
            <text:p text:style-name="TituloColumnaTabla"/>
            <text:p text:style-name="TituloColumnaTabla">Autor</text:p>
            <text:p text:style-name="TituloColumnaTabla"/>
          </table:table-cell>
          <table:table-cell table:style-name="Tabla3.B2" office:value-type="string">
            <text:p text:style-name="CuerpoTabla">Manuel Cid Gómez</text:p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>28/11/2013</text:p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Verific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Revis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Aprob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</table:table>
      <text:p text:style-name="Textos"/>
      <text:p text:style-name="Textos">Log del documento: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TituloColumnaTabla">Versión</text:p>
          </table:table-cell>
          <table:table-cell table:style-name="Tabla4.A1" office:value-type="string">
            <text:p text:style-name="TituloColumnaTabla">Fecha</text:p>
          </table:table-cell>
          <table:table-cell table:style-name="Tabla4.A1" office:value-type="string">
            <text:p text:style-name="TituloColumnaTabla">Comentario</text:p>
          </table:table-cell>
          <table:table-cell table:style-name="Tabla4.D1" office:value-type="string">
            <text:p text:style-name="TituloColumnaTabla">Autor</text:p>
          </table:table-cell>
        </table:table-row>
        <table:table-row table:style-name="Tabla4.2">
          <table:table-cell table:style-name="Tabla4.A2" office:value-type="string">
            <text:p text:style-name="CuerpoTabla">v1</text:p>
          </table:table-cell>
          <table:table-cell table:style-name="Tabla4.A2" office:value-type="string">
            <text:p text:style-name="CuerpoTabla">28/11/2013</text:p>
          </table:table-cell>
          <table:table-cell table:style-name="Tabla4.A2" office:value-type="string">
            <text:p text:style-name="CuerpoTabla"/>
          </table:table-cell>
          <table:table-cell table:style-name="Tabla4.D2" office:value-type="string">
            <text:p text:style-name="CuerpoTabla">Manuel Cid Gómez</text:p>
          </table:table-cell>
        </table:table-row>
      </table:table>
      <text:p text:style-name="Textos"/>
      <text:p text:style-name="Textos">Registro de cambios del documento:</text:p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TituloColumnaTabla">Versión</text:p>
          </table:table-cell>
          <table:table-cell table:style-name="Tabla5.A1" office:value-type="string">
            <text:p text:style-name="TituloColumnaTabla">Item</text:p>
          </table:table-cell>
          <table:table-cell table:style-name="Tabla5.C1" office:value-type="string">
            <text:p text:style-name="TituloColumnaTabla">Motivo del cambio</text:p>
          </table:table-cell>
        </table:table-row>
        <table:table-row>
          <table:table-cell table:style-name="Tabla5.A2" office:value-type="string">
            <text:p text:style-name="CuerpoTabla"/>
          </table:table-cell>
          <table:table-cell table:style-name="Tabla5.A2" office:value-type="string">
            <text:p text:style-name="CuerpoTabla"/>
          </table:table-cell>
          <table:table-cell table:style-name="Tabla5.C2" office:value-type="string">
            <text:p text:style-name="CuerpoTabla"/>
          </table:table-cell>
        </table:table-row>
      </table:table>
      <text:p text:style-name="Text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table-of-content text:style-name="Sect1" text:protected="true" text:name="Índice de contenido1">
        <text:table-of-content-source text:outline-level="10" text:use-index-marks="false" text:use-index-source-styles="true">
          <text:index-title-template text:style-name="TablaContenidosDemostrativo">Tabla de contenido</text:index-title-template>
          <text:table-of-content-entry-template text:outline-level="1" text:style-name="Tabla_20_contenidos_20_nivel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Nivel1"/>
          </text:index-source-styles>
          <text:index-source-styles text:outline-level="2">
            <text:index-source-style text:style-name="Nivel2"/>
          </text:index-source-styles>
          <text:index-source-styles text:outline-level="3">
            <text:index-source-style text:style-name="Nivel3"/>
          </text:index-source-styles>
          <text:index-source-styles text:outline-level="4">
            <text:index-source-style text:style-name="PieTablaIlustraciones"/>
          </text:index-source-styles>
        </text:table-of-content-source>
        <text:index-body>
          <text:index-title text:style-name="Sect1" text:name="Índice de contenido1_Head">
            <text:p text:style-name="P7">Tabla de contenido</text:p>
          </text:index-title>
          <text:p text:style-name="P2"><text:a xlink:type="simple" xlink:href="#__RefHeading__1803_1352885363" text:style-name="Index_20_Link" text:visited-style-name="Index_20_Link">Nivel 1: Esto es un ejemplo<text:tab/>4</text:a></text:p>
          <text:p text:style-name="P3"><text:a xlink:type="simple" xlink:href="#__RefHeading__1799_1352885363" text:style-name="Index_20_Link" text:visited-style-name="Index_20_Link">Tabla 01. PieTablaIlustraciones(Titulo), año<text:tab/>4</text:a></text:p>
          <text:p text:style-name="P3"><text:a xlink:type="simple" xlink:href="#__RefHeading__1801_1352885363" text:style-name="Index_20_Link" text:visited-style-name="Index_20_Link">Figura 01. PieTabla(Titulo), año<text:tab/>4</text:a></text:p>
          <text:p text:style-name="P3"><text:a xlink:type="simple" xlink:href="#__RefHeading__639_378043852" text:style-name="Index_20_Link" text:visited-style-name="Index_20_Link">Nivel2: Esto es un ejemplo.<text:tab/>4</text:a></text:p>
          <text:p text:style-name="P3"><text:a xlink:type="simple" xlink:href="#__RefHeading__641_378043852" text:style-name="Index_20_Link" text:visited-style-name="Index_20_Link">Nivel3: Esto es un ejemplo.<text:tab/>4</text:a></text:p>
        </text:index-body>
      </text:table-of-content>
      <text:p text:style-name="Nivel1"/>
      <text:p text:style-name="Standard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P8">Calculo del calor desprendido por los aparatos eléctricos.</text:p>
      <text:p text:style-name="Textos">Primero vamos ver la definición de la ley física en que se basa este cálculo:Ley de Joule :La circulación de la corriente a través de cualquier elemento conductor produce un calentamiento en el mismo, lo que da lugar a pérdidas de energía eléctrica en forma de energía calorífica.</text:p>
      <text:p text:style-name="Textos">La fórmula es <text:s/>→ <text:span text:style-name="T7">Q= 0.24 I</text:span><text:span text:style-name="T8">2</text:span><text:span text:style-name="T10">*R*T </text:span><text:span text:style-name="T9"><text:s/>esto devuelve calorías.</text:span></text:p>
      <text:p text:style-name="Textos"><text:span text:style-name="T10">I</text:span><text:span text:style-name="T9">=intensidad de la corriente medida en Amperios.</text:span></text:p>
      <text:p text:style-name="Textos"><text:span text:style-name="T10">R</text:span><text:span text:style-name="T9">=es la resistencia de la corriente medida en ohmios.</text:span></text:p>
      <text:p text:style-name="Textos"><text:span text:style-name="T10">T</text:span><text:span text:style-name="T9">=es el tiempo medido en segundos.</text:span></text:p>
      <text:p text:style-name="Textos"><text:span text:style-name="T9">Otras fórmulas que nos van ayudar a realizar este cálculo son :</text:span></text:p>
      <text:p text:style-name="Textos"><text:span text:style-name="T10">I=P/V </text:span><text:span text:style-name="T9"><text:s/>siendo </text:span><text:span text:style-name="T10">P </text:span><text:span text:style-name="T9">la potencia eléctrica medida en vatios(</text:span><text:span text:style-name="T10">W</text:span><text:span text:style-name="T9">) y </text:span><text:span text:style-name="T10">V</text:span><text:span text:style-name="T9"> el voltaje o diferencia de potencial medido en voltios(</text:span><text:span text:style-name="T10">V</text:span><text:span text:style-name="T9">).</text:span></text:p>
      <text:p text:style-name="Textos"><text:span text:style-name="T10">R=V/I</text:span><text:span text:style-name="T9"> <text:s/>,esta se obtiene de despejar </text:span><text:span text:style-name="T10">R</text:span><text:span text:style-name="T9"> en la ley de Ohm.</text:span></text:p>
      <text:p text:style-name="Textos"><text:span text:style-name="T9">Equivalencia entre la Potencia(medida en kwh) y la Energía (medida en Julios):Para saber exactamente la energía consumida por nuestros aparatos que nos viene dada en vatios o kilovatios la convertiremos a Julios mediante una equivalencia que es:</text:span></text:p>
      <text:p text:style-name="Textos"><text:span text:style-name="T10">1kwh</text:span><text:span text:style-name="T9"> → </text:span><text:span text:style-name="T10">3600000</text:span><text:span text:style-name="T9"> Julios.</text:span></text:p>
      <text:p text:style-name="Textos"><text:span text:style-name="T9">Simplemente si queremos calcular la energía consumida por un aparato haremos esta conversión o sino una regla de tres sencilla.</text:span></text:p>
      <text:p text:style-name="Textos"><text:span text:style-name="T9">Ahora vamos con el calor. Primero vamos a ver la definición de calor:</text:span><text:span text:style-name="T4">El calor es una cantidad de energía y es una expresión del movimiento de las moléculas que componen un cuerpo.</text:span><text:span text:style-name="T11"> </text:span></text:p>
      <text:p text:style-name="Textos"/>
      <text:p text:style-name="Textos"><text:soft-page-break/>La experiencia ha demostrado que la <text:span text:style-name="T5">cantidad de calor</text:span><text:span text:style-name="T6"> t</text:span>omada (o cedida) por un cuerpo es directamente proporcional a su masa y al aumento (o disminución) de temperatura que experimenta.</text:p>
      <text:p text:style-name="Textos">La expresión matemática de esta relación es la ecuación calorimétrica:</text:p>
      <text:p text:style-name="Textos"><text:line-break/><text:span text:style-name="T6">Q = m·Ce·(Tf-Ti)</text:span></text:p>
      <text:p text:style-name="Textos"><text:line-break/>En palabras más simples, la <text:span text:style-name="T5">cantidad de calor</text:span><text:span text:style-name="T6"> </text:span>recibida o cedida por un cuerpo se calcula mediante esta fórmula, en la cual <text:span text:style-name="T6">m </text:span>es la masa, <text:span text:style-name="T6">Ce </text:span>es el calor específico, <text:span text:style-name="T6">Ti </text:span>es la temperatura inicial y <text:span text:style-name="T6">Tf </text:span>la temperatura final. Por lo tanto <text:span text:style-name="T6">Tf – Ti = ΔT</text:span>(variación de temperatura).</text:p>
      <text:p text:style-name="Textos">Si Ti &gt; Tf el cuerpo cede calor Q &lt; 0</text:p>
      <text:p text:style-name="Textos">Si Ti &lt; Tf el cuerpo recibe calor Q &gt; 0</text:p>
      <text:p text:style-name="Textos">Se define <text:span text:style-name="T5">calor específico</text:span><text:span text:style-name="T6"> (Ce) </text:span>como la cantidad de calor que hay que proporcionar a un gramo de sustancia para que eleve su temperatura en un grado centígrado. En el caso particular del agua <text:span text:style-name="T6">Ce </text:span>vale 1 cal/gº C o 4,186 J.</text:p>
      <text:p text:style-name="Textos"/>
      <text:p text:style-name="Nivel1">Conclusión</text:p>
      <text:p text:style-name="P4"/>
      <text:p text:style-name="Textos">Visto lo anterior podemos ver que nos es sencillo calcular las calorías desprendidas por nuestros equipos y la energía consumida por ellos en Julios,pero no podemos calcular el aumento en grados de su temperatura debido a que los equipos internamente son muy complejos y con gran variedad de materiales y en distintas proporciones,lo cual no se podría calcular.</text:p>
      <text:p text:style-name="Textos">Pero alternativamente a esto ,como nuestro sistema de refrigeración va ser mediante refrigeración líquida ,con la fórmula de la cantidad de calor tomada o disipada y que por nuestro sistema de refrigeración en principio va circular agua. Podemos calcular la diferencia de temperatura y aplicar la fórmula para dar una estimación de cuantas calorías podemos disipar,sabiendo claro que para el agua el <text:span text:style-name="T6">Ce </text:span>vale 1 cal/gº C o 4,186 J.</text:p>
      <text:p text:style-name="P4"/>
      <text:p text:style-name="Contents_20_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" svg:font-family="arial, sans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uloPortadaYDemostrativos" style:family="paragraph" style:parent-style-name="Standard" style:master-page-name="">
      <style:paragraph-properties fo:margin-top="0cm" fo:margin-bottom="0cm" style:page-number="auto"/>
      <style:text-properties fo:font-size="14pt" style:font-size-asian="10.5pt"/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eroPagina" style:family="paragraph" style:parent-style-name="Header" style:master-page-name="">
      <style:paragraph-properties fo:text-align="end" style:justify-single-word="false" style:page-number="auto"/>
      <style:text-properties style:font-name="Tahoma" fo:font-size="8pt"/>
    </style:style>
    <style:style style:name="TituloDemostrativo" style:family="paragraph" style:parent-style-name="SubtituloPortadaYDemostrativos" style:master-page-name="">
      <style:paragraph-properties fo:margin-top="0cm" fo:margin-bottom="1cm" style:page-number="auto"/>
      <style:text-properties fo:font-size="17pt" fo:font-weight="normal" style:font-size-asian="10.5pt"/>
    </style:style>
    <style:style style:name="Nivel1" style:family="paragraph" style:parent-style-name="SubtituloPortadaYDemostrativos" style:master-page-name="">
      <style:paragraph-properties fo:margin-top="0cm" fo:margin-bottom="1cm" style:page-number="auto"/>
      <style:text-properties style:font-name="Tahoma1" fo:font-size="10.5pt" fo:font-weight="bold" style:font-size-asian="10.5pt"/>
    </style:style>
    <style:style style:name="TablaContenidosDemostrativo" style:family="paragraph" style:parent-style-name="SubtituloPortadaYDemostrativos" style:master-page-name="">
      <style:paragraph-properties fo:text-align="justify" style:justify-single-word="false" style:page-number="auto"/>
      <style:text-properties fo:font-size="10.5pt" style:font-size-asian="10.5pt"/>
    </style:style>
    <style:style style:name="Textos" style:family="paragraph" style:parent-style-name="Footer" style:master-page-name="">
      <style:paragraph-properties fo:margin-top="0cm" fo:margin-bottom="1cm" style:page-number="auto"/>
      <style:text-properties style:font-name="Tahoma" fo:font-size="10pt" style:font-size-asian="10.5pt"/>
    </style:style>
    <style:style style:name="Enumeraciones" style:family="paragraph" style:parent-style-name="Textos" style:master-page-name="">
      <style:paragraph-properties fo:margin-top="0cm" fo:margin-bottom="0cm" style:page-number="auto"/>
      <style:text-properties style:font-size-asian="10.5pt"/>
    </style:style>
    <style:style style:name="TituloColumnaTabla" style:family="paragraph" style:parent-style-name="Textos" style:master-page-name="">
      <style:paragraph-properties fo:margin-top="0cm" fo:margin-bottom="0cm" fo:text-align="center" style:justify-single-word="false" style:page-number="auto"/>
      <style:text-properties style:font-size-asian="10.5pt"/>
    </style:style>
    <style:style style:name="CuerpoTabla" style:family="paragraph" style:parent-style-name="Enumeraciones" style:master-page-name="">
      <style:paragraph-properties style:page-number="auto"/>
      <style:text-properties style:font-size-asian="10.5pt"/>
    </style:style>
    <style:style style:name="PieTablaIlustraciones" style:family="paragraph" style:parent-style-name="SubtituloPortadaYDemostrativos" style:master-page-name="">
      <style:paragraph-properties fo:margin="100%" fo:margin-left="0.101cm" fo:margin-right="0cm" fo:text-indent="0cm" style:auto-text-indent="false" style:page-number="auto"/>
      <style:text-properties fo:font-size="8pt" style:font-size-asian="10.5pt"/>
    </style:style>
    <style:style style:name="Tabla_20_contenidos_20_nivel1" style:display-name="Tabla contenidos nivel1" style:family="paragraph" style:parent-style-name="TablaContenidosDemostrativo" style:master-page-name="">
      <style:paragraph-properties fo:margin="100%" fo:margin-left="0cm" fo:margin-right="0cm" fo:margin-top="1cm" fo:margin-bottom="0.3cm" fo:text-indent="0cm" style:auto-text-indent="false" style:page-number="auto"/>
      <style:text-properties style:font-name="Tahoma" fo:font-size="10.1000003814697pt" style:font-size-asian="10.5pt"/>
    </style:style>
    <style:style style:name="Tabla_20_contenidos_20_nivel2" style:display-name="Tabla contenidos nivel2" style:family="paragraph" style:parent-style-name="TablaContenidosDemostrativo" style:master-page-name="">
      <style:paragraph-properties fo:margin="100%" fo:margin-left="0cm" fo:margin-right="0cm" fo:margin-top="0cm" fo:margin-bottom="0cm" fo:text-indent="0.199cm" style:auto-text-indent="false" style:page-number="auto"/>
      <style:text-properties style:font-name="Tahoma" fo:font-size="10pt" style:font-size-asian="10.5pt"/>
    </style:style>
    <style:style style:name="Nivel2" style:family="paragraph" style:parent-style-name="Nivel1" style:master-page-name="">
      <style:paragraph-properties style:page-number="auto"/>
      <style:text-properties fo:font-size="10.3999996185303pt" style:font-size-asian="10.5pt"/>
    </style:style>
    <style:style style:name="Nivel3" style:family="paragraph" style:parent-style-name="Tabla_20_contenidos_20_nivel2" style:master-page-name="">
      <style:paragraph-properties fo:margin="100%" fo:margin-left="0cm" fo:margin-right="0cm" fo:margin-top="0cm" fo:margin-bottom="1cm" fo:text-align="start" style:justify-single-word="false" fo:text-indent="0cm" style:auto-text-indent="false" style:page-number="auto"/>
      <style:text-properties fo:font-size="10.3000001907349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5cm" fo:margin-left="0cm" fo:margin-right="0cm" fo:margin-bottom="0.499cm" style:dynamic-spacing="false"/>
      </style:header-style>
      <style:footer-style>
        <style:header-footer-properties fo:min-height="1.039cm" fo:margin-left="0cm" fo:margin-right="0cm" fo:margin-top="0.499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Pagina" style:page-layout-name="Mpm3">
      <style:header>
        <text:p text:style-name="NumeroPagina"><draw:frame draw:style-name="Mfr1" draw:name="gráficos3" text:anchor-type="paragraph" svg:x="-0.069cm" svg:y="0.106cm" svg:width="3.328cm" svg:height="1.101cm" draw:z-index="9"><draw:image xlink:href="Pictures/100002010000016300000050DAFB9A08.png" xlink:type="simple" xlink:show="embed" xlink:actuate="onLoad"/></draw:frame><text:tab/><text:tab/><text:tab/><text:tab/><text:tab/><text:tab/><text:tab/><text:tab/><text:tab/><text:tab/><text:tab/><text:tab/><text:tab/><text:page-number text:select-page="current">6</text:page-number></text:p>
      </style:header>
      <style:footer>
        <text:p text:style-name="Footer"><draw:frame draw:style-name="Mfr2" draw:name="gráficos1" text:anchor-type="paragraph" svg:width="17cm" svg:height="4.05cm" draw:z-index="2"><draw:image xlink:href="Pictures/10000000000009500000023832C36E14.png" xlink:type="simple" xlink:show="embed" xlink:actuate="onLoad"/></draw:frame></text:p>
      </style:footer>
    </style:master-page>
    <style:master-page style:name="PortadaDemostrativos" style:page-layout-name="Mpm4">
      <style:header>
        <text:p text:style-name="NumeroPagina"><text:bookmark-start text:name="__RefHeading__453_1352885363"/><text:tab/><text:tab/><text:tab/><text:tab/><text:tab/><text:tab/><text:tab/><text:tab/><text:tab/><text:tab/><text:tab/><text:tab/><text:tab/><text:tab/><text:tab/><text:tab/><text:tab/><text:tab/><text:tab/><text:tab/><text:tab/><text:tab/><text:tab/><text:tab/><text:page-number text:select-page="current">1</text:page-number><text:tab/><text:bookmark-end text:name="__RefHeading__453_1352885363"/></text:p>
      </style:header>
      <style:footer>
        <text:p text:style-name="Footer"><draw:frame draw:style-name="Mfr1" draw:name="gráficos4" text:anchor-type="paragraph" svg:x="0cm" svg:y="2.699cm" svg:width="20.999cm" svg:height="14.526cm" draw:z-index="10"><draw:image xlink:href="Pictures/200000090000099C000038BD3C835811.svm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1T13:23:03.73</meta:creation-date>
    <dc:date>2013-11-28T17:14:43.53</dc:date>
    <meta:editing-duration>PT59M4S</meta:editing-duration>
    <meta:editing-cycles>10</meta:editing-cycles>
    <meta:generator>OpenOffice/4.0.0$Win32 OpenOffice.org_project/400m3$Build-9702</meta:generator>
    <meta:document-statistic meta:table-count="4" meta:image-count="3" meta:object-count="0" meta:page-count="6" meta:paragraph-count="67" meta:word-count="619" meta:character-count="3690"/>
    <dc:creator>Manuel Cid</dc:creator>
  </office:meta>
</office:document-meta>
</file>